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16b3cf"/>
    </style:style>
    <style:style style:name="P2" style:family="paragraph" style:parent-style-name="Standard">
      <style:paragraph-properties fo:text-align="center" style:justify-single-word="false"/>
      <style:text-properties style:font-name="SimHei" fo:font-size="18pt" officeooo:rsid="000afc7b" officeooo:paragraph-rsid="000afc7b" style:font-name-asian="SimHei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SimHei" fo:font-size="12pt" officeooo:rsid="0022027c" officeooo:paragraph-rsid="0022027c" style:font-name-asian="SimHei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0afc7b" style:font-name-asian="宋体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afc7b" style:font-name-asian="宋体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afc7b" officeooo:paragraph-rsid="000afc7b" style:font-name-asian="SimHei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0afc7b" officeooo:paragraph-rsid="000afc7b" style:font-name-asian="SimHei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afc7b" style:font-name-asian="SimHei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22027c" style:font-name-asian="SimHei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3233a5" style:font-name-asian="SimHei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17ccd8" officeooo:paragraph-rsid="000afc7b" style:font-name-asian="SimHei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.5pt" officeooo:paragraph-rsid="000afc7b" style:font-name-asian="宋体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officeooo:paragraph-rsid="000c9701" style:font-name-asian="宋体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1ad45c" style:font-name-asian="宋体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6f54cb" style:font-name-asian="宋体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911bca" style:font-name-asian="宋体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1f5908" style:font-name-asian="宋体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4245b4" style:font-name-asian="宋体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54c854" style:font-name-asian="宋体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22027c" style:font-name-asian="宋体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233a5" style:font-name-asian="宋体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f11a1" style:font-name-asian="宋体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473776" style:font-name-asian="宋体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48de44" style:font-name-asian="宋体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7cea7e" style:font-name-asian="宋体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83c635" style:font-name-asian="宋体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88b908" style:font-name-asian="宋体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9a6fbb" style:font-name-asian="宋体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a377e5" style:font-name-asian="宋体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0.5pt" officeooo:rsid="000c9701" officeooo:paragraph-rsid="000c9701" style:font-name-asian="宋体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0.5pt" officeooo:rsid="0017ccd8" officeooo:paragraph-rsid="000afc7b" style:font-name-asian="宋体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0.5pt" officeooo:rsid="002181c3" officeooo:paragraph-rsid="0054c854" style:font-name-asian="宋体" style:font-size-asian="10.5pt" style:font-size-complex="12pt"/>
    </style:style>
    <style:style style:name="P33" style:family="paragraph" style:parent-style-name="Standard">
      <style:text-properties style:font-name="Times New Roman" fo:font-size="10.5pt" officeooo:rsid="00861ceb" style:font-name-asian="宋体" style:font-size-asian="10.5pt" style:font-size-complex="12pt"/>
    </style:style>
    <style:style style:name="P34" style:family="paragraph" style:parent-style-name="Standard">
      <style:text-properties style:font-name="Times New Roman" fo:font-size="10.5pt" officeooo:rsid="00861ceb" officeooo:paragraph-rsid="00a377e5" style:font-name-asian="宋体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0.5pt" officeooo:rsid="00a12072" officeooo:paragraph-rsid="00a377e5" style:font-name-asian="宋体" style:font-size-asian="10.5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0.5pt" fo:font-style="normal" officeooo:rsid="006898bb" officeooo:paragraph-rsid="003233a5" style:font-name-asian="宋体" style:font-size-asian="10.5pt" style:font-style-asian="normal" style:font-size-complex="12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0.5pt" officeooo:rsid="0023727e" officeooo:paragraph-rsid="009a6fbb" style:font-name-asian="宋体" style:font-size-asian="10.5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0.5pt" officeooo:rsid="0025c7b1" officeooo:paragraph-rsid="003f11a1" style:font-name-asian="宋体" style:font-size-asian="10.5pt" style:font-size-complex="12pt"/>
    </style:style>
    <style:style style:name="P39" style:family="paragraph" style:parent-style-name="Standard">
      <style:text-properties style:font-name="Times New Roman" fo:font-size="10.5pt" officeooo:rsid="00861ceb" style:font-name-asian="宋体" style:font-size-asian="10.5pt" style:font-size-complex="12pt"/>
    </style:style>
    <style:style style:name="P40" style:family="paragraph" style:parent-style-name="Standard">
      <style:text-properties style:font-name="Times New Roman" fo:font-size="10.5pt" officeooo:rsid="00861ceb" officeooo:paragraph-rsid="00ad409e" style:font-name-asian="宋体" style:font-size-asian="10.5pt" style:font-size-complex="12pt"/>
    </style:style>
    <style:style style:name="P41" style:family="paragraph" style:parent-style-name="Standard">
      <style:text-properties style:font-name="Times New Roman" fo:font-size="10.5pt" officeooo:rsid="00861ceb" officeooo:paragraph-rsid="00ad9277" style:font-name-asian="宋体" style:font-size-asian="10.5pt" style:font-size-complex="12pt"/>
    </style:style>
    <style:style style:name="T1" style:family="text">
      <style:text-properties officeooo:rsid="000b29dd"/>
    </style:style>
    <style:style style:name="T2" style:family="text">
      <style:text-properties officeooo:rsid="000c9701"/>
    </style:style>
    <style:style style:name="T3" style:family="text">
      <style:text-properties officeooo:rsid="000def17"/>
    </style:style>
    <style:style style:name="T4" style:family="text">
      <style:text-properties officeooo:rsid="00107130"/>
    </style:style>
    <style:style style:name="T5" style:family="text">
      <style:text-properties officeooo:rsid="0011fc28"/>
    </style:style>
    <style:style style:name="T6" style:family="text">
      <style:text-properties style:font-name="Times New Roman" style:font-name-asian="宋体"/>
    </style:style>
    <style:style style:name="T7" style:family="text">
      <style:text-properties style:font-name="Times New Roman" fo:font-size="10.5pt" officeooo:rsid="000afc7b" style:font-name-asian="宋体" style:font-size-asian="10.5pt" style:font-size-complex="12pt"/>
    </style:style>
    <style:style style:name="T8" style:family="text">
      <style:text-properties style:font-name="Times New Roman" fo:font-size="10.5pt" officeooo:rsid="0016b3cf" style:font-name-asian="宋体" style:font-size-asian="10.5pt" style:font-size-complex="12pt"/>
    </style:style>
    <style:style style:name="T9" style:family="text">
      <style:text-properties style:font-name="Times New Roman" fo:font-size="10.5pt" officeooo:rsid="0022027c" style:font-name-asian="宋体" style:font-size-asian="10.5pt" style:font-size-complex="12pt"/>
    </style:style>
    <style:style style:name="T10" style:family="text">
      <style:text-properties style:font-name="Times New Roman" fo:font-size="10.5pt" officeooo:rsid="00488d07" style:font-name-asian="宋体" style:font-size-asian="10.5pt" style:font-size-complex="12pt"/>
    </style:style>
    <style:style style:name="T11" style:family="text">
      <style:text-properties style:font-name="Times New Roman" fo:font-size="10.5pt" officeooo:rsid="00861ceb" style:font-name-asian="宋体" style:font-size-asian="10.5pt" style:font-size-complex="12pt"/>
    </style:style>
    <style:style style:name="T12" style:family="text">
      <style:text-properties style:font-name="Times New Roman" fo:font-size="10.5pt" officeooo:rsid="00863275" style:font-name-asian="宋体" style:font-size-asian="10.5pt" style:font-size-complex="12pt"/>
    </style:style>
    <style:style style:name="T13" style:family="text">
      <style:text-properties fo:font-size="10.5pt" style:font-size-asian="10.5pt" style:font-size-complex="12pt"/>
    </style:style>
    <style:style style:name="T14" style:family="text">
      <style:text-properties fo:font-size="10.5pt" officeooo:rsid="0011fc28" style:font-size-asian="10.5pt" style:font-size-complex="12pt"/>
    </style:style>
    <style:style style:name="T15" style:family="text">
      <style:text-properties fo:font-size="10.5pt" officeooo:rsid="0017813e" style:font-size-asian="10.5pt" style:font-size-complex="12pt"/>
    </style:style>
    <style:style style:name="T16" style:family="text">
      <style:text-properties fo:font-size="10.5pt" officeooo:rsid="0017ccd8" style:font-size-asian="10.5pt" style:font-size-complex="12pt"/>
    </style:style>
    <style:style style:name="T17" style:family="text">
      <style:text-properties fo:font-size="10.5pt" officeooo:rsid="001ad45c" style:font-size-asian="10.5pt" style:font-size-complex="12pt"/>
    </style:style>
    <style:style style:name="T18" style:family="text">
      <style:text-properties fo:font-size="10.5pt" officeooo:rsid="00504aa8" style:font-size-asian="10.5pt" style:font-size-complex="12pt"/>
    </style:style>
    <style:style style:name="T19" style:family="text">
      <style:text-properties officeooo:rsid="0017ccd8"/>
    </style:style>
    <style:style style:name="T20" style:family="text">
      <style:text-properties officeooo:rsid="001ad45c"/>
    </style:style>
    <style:style style:name="T21" style:family="text">
      <style:text-properties officeooo:rsid="001c6c29"/>
    </style:style>
    <style:style style:name="T22" style:family="text">
      <style:text-properties officeooo:rsid="001cc7df"/>
    </style:style>
    <style:style style:name="T23" style:family="text">
      <style:text-properties officeooo:rsid="001db9cf"/>
    </style:style>
    <style:style style:name="T24" style:family="text">
      <style:text-properties officeooo:rsid="002181c3"/>
    </style:style>
    <style:style style:name="T25" style:family="text">
      <style:text-properties officeooo:rsid="0023727e"/>
    </style:style>
    <style:style style:name="T26" style:family="text">
      <style:text-properties officeooo:rsid="00250a87"/>
    </style:style>
    <style:style style:name="T27" style:family="text">
      <style:text-properties officeooo:rsid="0025c7b1"/>
    </style:style>
    <style:style style:name="T28" style:family="text">
      <style:text-properties officeooo:rsid="0026fd9b"/>
    </style:style>
    <style:style style:name="T29" style:family="text">
      <style:text-properties officeooo:rsid="0027cee1"/>
    </style:style>
    <style:style style:name="T30" style:family="text">
      <style:text-properties officeooo:rsid="002912de"/>
    </style:style>
    <style:style style:name="T31" style:family="text">
      <style:text-properties officeooo:rsid="002b8bd0"/>
    </style:style>
    <style:style style:name="T32" style:family="text">
      <style:text-properties officeooo:rsid="002cedaa"/>
    </style:style>
    <style:style style:name="T33" style:family="text">
      <style:text-properties officeooo:rsid="002db6f0"/>
    </style:style>
    <style:style style:name="T34" style:family="text">
      <style:text-properties officeooo:rsid="00316b4d"/>
    </style:style>
    <style:style style:name="T35" style:family="text">
      <style:text-properties officeooo:rsid="0031bb43"/>
    </style:style>
    <style:style style:name="T36" style:family="text">
      <style:text-properties officeooo:rsid="003233a5"/>
    </style:style>
    <style:style style:name="T37" style:family="text">
      <style:text-properties officeooo:rsid="00473776" style:font-name-asian="Times New Roman"/>
    </style:style>
    <style:style style:name="T38" style:family="text">
      <style:text-properties officeooo:rsid="00334b33"/>
    </style:style>
    <style:style style:name="T39" style:family="text">
      <style:text-properties officeooo:rsid="0034e69e"/>
    </style:style>
    <style:style style:name="T40" style:family="text">
      <style:text-properties officeooo:rsid="00355bf5"/>
    </style:style>
    <style:style style:name="T41" style:family="text">
      <style:text-properties officeooo:rsid="00365415"/>
    </style:style>
    <style:style style:name="T42" style:family="text">
      <style:text-properties officeooo:rsid="003f11a1"/>
    </style:style>
    <style:style style:name="T43" style:family="text">
      <style:text-properties officeooo:rsid="003fbfb1"/>
    </style:style>
    <style:style style:name="T44" style:family="text">
      <style:text-properties officeooo:rsid="0040d1a4"/>
    </style:style>
    <style:style style:name="T45" style:family="text">
      <style:text-properties officeooo:rsid="00432af6"/>
    </style:style>
    <style:style style:name="T46" style:family="text">
      <style:text-properties officeooo:rsid="00440ca1"/>
    </style:style>
    <style:style style:name="T47" style:family="text">
      <style:text-properties officeooo:rsid="00446582"/>
    </style:style>
    <style:style style:name="T48" style:family="text">
      <style:text-properties officeooo:rsid="0045b649"/>
    </style:style>
    <style:style style:name="T49" style:family="text">
      <style:text-properties officeooo:rsid="00486d1e"/>
    </style:style>
    <style:style style:name="T50" style:family="text">
      <style:text-properties officeooo:rsid="00488d07"/>
    </style:style>
    <style:style style:name="T51" style:family="text">
      <style:text-properties officeooo:rsid="0048de44"/>
    </style:style>
    <style:style style:name="T52" style:family="text">
      <style:text-properties officeooo:rsid="0048f626"/>
    </style:style>
    <style:style style:name="T53" style:family="text">
      <style:text-properties officeooo:rsid="005132cb"/>
    </style:style>
    <style:style style:name="T54" style:family="text">
      <style:text-properties officeooo:rsid="0051e0fe"/>
    </style:style>
    <style:style style:name="T55" style:family="text">
      <style:text-properties officeooo:rsid="00600e49"/>
    </style:style>
    <style:style style:name="T56" style:family="text">
      <style:text-properties officeooo:rsid="006310bb"/>
    </style:style>
    <style:style style:name="T57" style:family="text">
      <style:text-properties officeooo:rsid="00659c33"/>
    </style:style>
    <style:style style:name="T58" style:family="text">
      <style:text-properties officeooo:rsid="006898bb"/>
    </style:style>
    <style:style style:name="T59" style:family="text">
      <style:text-properties fo:font-style="normal" officeooo:rsid="006898bb" style:font-style-asian="normal" style:font-style-complex="normal"/>
    </style:style>
    <style:style style:name="T60" style:family="text">
      <style:text-properties fo:font-style="normal" officeooo:rsid="006a13a5" style:font-style-asian="normal" style:font-style-complex="normal"/>
    </style:style>
    <style:style style:name="T61" style:family="text">
      <style:text-properties officeooo:rsid="006d06b5"/>
    </style:style>
    <style:style style:name="T62" style:family="text">
      <style:text-properties officeooo:rsid="006eb0a9"/>
    </style:style>
    <style:style style:name="T63" style:family="text">
      <style:text-properties officeooo:rsid="006f54cb"/>
    </style:style>
    <style:style style:name="T64" style:family="text">
      <style:text-properties officeooo:rsid="0071330c"/>
    </style:style>
    <style:style style:name="T65" style:family="text">
      <style:text-properties officeooo:rsid="00761168"/>
    </style:style>
    <style:style style:name="T66" style:family="text">
      <style:text-properties officeooo:rsid="0077890b"/>
    </style:style>
    <style:style style:name="T67" style:family="text">
      <style:text-properties officeooo:rsid="007cea7e"/>
    </style:style>
    <style:style style:name="T68" style:family="text">
      <style:text-properties officeooo:rsid="007d901a"/>
    </style:style>
    <style:style style:name="T69" style:family="text">
      <style:text-properties officeooo:rsid="0081f28f"/>
    </style:style>
    <style:style style:name="T70" style:family="text">
      <style:text-properties officeooo:rsid="00834dca"/>
    </style:style>
    <style:style style:name="T71" style:family="text">
      <style:text-properties officeooo:rsid="008395dc"/>
    </style:style>
    <style:style style:name="T72" style:family="text">
      <style:text-properties officeooo:rsid="008439fc"/>
    </style:style>
    <style:style style:name="T73" style:family="text">
      <style:text-properties officeooo:rsid="008d6bce"/>
    </style:style>
    <style:style style:name="T74" style:family="text">
      <style:text-properties officeooo:rsid="00911bca"/>
    </style:style>
    <style:style style:name="T75" style:family="text">
      <style:text-properties officeooo:rsid="009a6fbb"/>
    </style:style>
    <style:style style:name="T76" style:family="text">
      <style:text-properties officeooo:rsid="00a12072"/>
    </style:style>
    <style:style style:name="T77" style:family="text">
      <style:text-properties officeooo:rsid="00a37f54"/>
    </style:style>
    <style:style style:name="T78" style:family="text">
      <style:text-properties officeooo:rsid="00a869fa"/>
    </style:style>
    <style:style style:name="T79" style:family="text">
      <style:text-properties officeooo:rsid="00a90af0"/>
    </style:style>
    <style:style style:name="T80" style:family="text">
      <style:text-properties officeooo:rsid="00ab9342"/>
    </style:style>
    <style:style style:name="T81" style:family="text">
      <style:text-properties officeooo:rsid="00ad409e"/>
    </style:style>
    <style:style style:name="T82" style:family="text">
      <style:text-properties officeooo:rsid="00ad92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.hs编程入门</text:p>
      <text:p text:style-name="P4"/>
      <text:p text:style-name="P4"/>
      <text:p text:style-name="P4"/>
      <text:p text:style-name="P7">简单介绍</text:p>
      <text:p text:style-name="P6"/>
      <text:p text:style-name="P1"><text:span text:style-name="T6"><text:tab/></text:span><text:span text:style-name="T7">U.hs是一门基于无类型lambda演算的</text:span><text:a xlink:type="simple" xlink:href="https://en.wikipedia.org/wiki/Pure_function"><text:span text:style-name="T7">纯</text:span></text:a><text:span text:style-name="T7">函数式</text:span><text:span text:style-name="T8">、懒惰求值的</text:span><text:span text:style-name="T7">弱类型语言。它的灵感来源于</text:span><text:a xlink:type="simple" xlink:href="http://www.madore.org/~david/programs/unlambda/"><text:span text:style-name="T7">Unlambda</text:span></text:a><text:span text:style-name="T7">.</text:span></text:p>
      <text:p text:style-name="P12"><text:tab/>在<text:span text:style-name="T1">U.hs中，所有（除若干个特例外）的东西都是函数，每个函数接受一个参数（也是个函数），返回一个函数。</text:span></text:p>
      <text:p text:style-name="P12"><text:tab/><text:span text:style-name="T2">U.hs使用Lisp风格的括号语法来表示函数的应用。同时，可以用lambda来构造函数。例如，我们可以定义一个单位函数id:</text:span></text:p>
      <text:p text:style-name="P12"><text:tab/><text:span text:style-name="T2">(def id (\x x))</text:span></text:p>
      <text:p text:style-name="P13"><text:tab/>其中，<text:span text:style-name="T2">\表示lambda，即，我们定义id为接受参数x之后把x返回的函数。</text:span></text:p>
      <text:p text:style-name="P13"><text:tab/>函数通过括号来应用到参数上<text:span text:style-name="T2">。例如，(id a)表示把id作用在a上. 括号内可以连续应用多个参数：</text:span></text:p>
      <text:p text:style-name="P13"><text:tab/><text:span text:style-name="T2">(a b c c)等价于(((a b) c) d)</text:span></text:p>
      <text:p text:style-name="P30"><text:tab/>多个变量可以串联在同一个lambda中：(\a b c)等价于(\a (\b c))</text:p>
      <text:p text:style-name="P12"><text:tab/>有几个已经为你定义好的函数，比如，</text:p>
      <text:p text:style-name="P12"><text:tab/><text:span text:style-name="T2">(def K (\x y x))</text:span></text:p>
      <text:p text:style-name="P12"><text:tab/><text:span text:style-name="T2">(def S (\f g x ((f x) (g x))))</text:span></text:p>
      <text:p text:style-name="P12"><text:tab/>实际上<text:span text:style-name="T3">，任何的lambda表达式都可以通过K和S组合而成。比如，id就是(S K K). 使用S和K代替lambda可以让你的程序变得人类不可读（</text:span><text:a xlink:type="simple" xlink:href="http://www.madore.org/~david/programs/unlambda/#lambda_elim"><text:span text:style-name="T3">如果你真的想这么做的话</text:span></text:a><text:span text:style-name="T3">）。</text:span></text:p>
      <text:p text:style-name="P12"/>
      <text:p text:style-name="P12"><text:tab/>为了让程序做点有用的事，<text:span text:style-name="T4">U.hs内置了整型和浮点型的数值（数值是唯数不多的不是函数的东西）。你可以用“前缀表达式”风格的方式来书写计算：</text:span></text:p>
      <text:p text:style-name="P12"><text:tab/><text:span text:style-name="T4">(+ (* 1 2) 3) <text:s text:c="4"/>得到(1*2)+3 = 5</text:span></text:p>
      <text:p text:style-name="P12"><text:tab/>如何进行条件判断呢<text:span text:style-name="T5">？U.hs中预置了两个“布尔值”：</text:span></text:p>
      <text:p text:style-name="P12"><text:tab/><text:span text:style-name="T5">(def True K)</text:span></text:p>
      <text:p text:style-name="P12"><text:tab/><text:span text:style-name="T5">(def False (K (S K K)))</text:span></text:p>
      <text:p text:style-name="P5"><text:span text:style-name="T13"><text:tab/>布尔值的特点是</text:span><text:span text:style-name="T14">，如果b是一个布尔值，那么(b true_value false_value)就是：如果b是True，那么true_value；否则，fal</text:span><text:span text:style-name="T15">s</text:span><text:span text:style-name="T14">e_value. 归功于懒惰求值，只有会被使用的那一分支会得到运行</text:span><text:span text:style-name="T15">。于是，我们可以写出类似</text:span></text:p>
      <text:p text:style-name="P5"><text:span text:style-name="T15"><text:tab/>(def </text:span><text:span text:style-name="T17">safeinv</text:span><text:span text:style-name="T15"> (\x ((</text:span><text:span text:style-name="T17">=</text:span><text:span text:style-name="T15"> x 0) </text:span><text:span text:style-name="T17">0</text:span><text:span text:style-name="T15"> </text:span><text:span text:style-name="T17">(/ 1 </text:span><text:span text:style-name="T15">x</text:span><text:span text:style-name="T17">))))</text:span></text:p>
      <text:p text:style-name="P5"><text:span text:style-name="T15"><text:tab/>这样的函数出来</text:span><text:span text:style-name="T16">。当</text:span><text:span text:style-name="T18">x=0的时候，得到0. 否则，得到1/x.</text:span></text:p>
      <text:p text:style-name="P31"><text:tab/>下面的章节从不同的维度介绍U.hs的更多细节。</text:p>
      <text:p text:style-name="P5"/>
      <text:p text:style-name="P11">安装指南</text:p>
      <text:p text:style-name="P5"/>
      <text:p text:style-name="P31"><text:tab/>随代码分发的有一份readme.pdf. 里面详细说明了编译步骤。</text:p>
      <text:p text:style-name="P12"><text:tab/>最简单的运行<text:span text:style-name="T19">U.hs程序的</text:span>方法是用解释器运行它</text:p>
      <text:p text:style-name="P12"><text:tab/><text:span text:style-name="T19">$</text:span>./<text:span text:style-name="T19">urun helloworld.u</text:span></text:p>
      <text:p text:style-name="P12"><text:tab/><text:span text:style-name="T19">helloworld</text:span></text:p>
      <text:p text:style-name="P12"><text:tab/>另外<text:span text:style-name="T19">，也可以把程序编译成可执行程序（需要你有一个可用的llvm工具链）。</text:span></text:p>
      <text:p text:style-name="P12"><text:tab/><text:span text:style-name="T19">$./ucomp helloworld.u</text:span></text:p>
      <text:p text:style-name="P12"><text:tab/><text:span text:style-name="T19">$./helloworld</text:span></text:p>
      <text:p text:style-name="P12"><text:tab/><text:span text:style-name="T19">helloworld</text:span></text:p>
      <text:p text:style-name="P12"/>
      <text:p text:style-name="P8">程序结构</text:p>
      <text:p text:style-name="P12"/>
      <text:p text:style-name="P12"><text:tab/>每个<text:span text:style-name="T20">U.hs程序都写在.u文件中。一个文件中可以import若干别的文件，定义一些符号，同时有一个“主块”. 例如，一个实现按数值把字符串相加的.u程序</text:span></text:p>
      <text:p text:style-name="P14"><text:tab/>(import* str)</text:p>
      <text:p text:style-name="P14"><text:tab/>(def strAdd (\a b (+ (atoi a) (atoi b)))) <text:s text:c="3"/>;<text:span text:style-name="T69">comments goes here. inline comments use #| |# notation</text:span></text:p>
      <text:p text:style-name="P16"><text:tab/>(<text:span text:style-name="T53">print </text:span>strAdd <text:span text:style-name="T74">"</text:span>10<text:span text:style-name="T74">"</text:span> <text:span text:style-name="T74">"</text:span>3<text:span text:style-name="T74">"</text:span>)</text:p>
      <text:p text:style-name="P14"><text:tab/>这里<text:span text:style-name="T61">，print函数被定义为id. 于是，最后一行也可以这样写：(strAdd “10” “3”). 主文件的主块(即，main.main)会被打印出来。你也可以这样书写主块：</text:span></text:p>
      <text:p text:style-name="P14"><text:soft-page-break/><text:tab/><text:span text:style-name="T61">(def main (strAdd “10” “3”))</text:span></text:p>
      <text:p text:style-name="P14"><text:tab/>如果想要输出更多的东西<text:span text:style-name="T61">，需要后面章节介绍的IO机制。</text:span></text:p>
      <text:p text:style-name="P14"/>
      <text:p text:style-name="P14"><text:tab/>import*表示把str.u中的所有符号导入进来。*表示<text:span text:style-name="T62">“非限定的导入”。所谓“限定”，即必须用模块名.符号名的方法（例如，str.atoi）来引用符号。非限定的导入得到的符号可以直接使用。文件之间的导入关系必须是一个有向无环图。</text:span></text:p>
      <text:p text:style-name="P15"><text:tab/><text:span text:style-name="T21">(def name body)语句把body的值绑定到name上. body中引用的都是之前已经定义好的值。例如，下面的语句是合法的：</text:span></text:p>
      <text:p text:style-name="P15"><text:tab/><text:span text:style-name="T63">(def x 1)</text:span></text:p>
      <text:p text:style-name="P15"><text:tab/><text:span text:style-name="T63">(def x (+ 1 x))</text:span></text:p>
      <text:p text:style-name="P15"><text:tab/><text:span text:style-name="T63">(def x (+ 1 x))</text:span></text:p>
      <text:p text:style-name="P15"><text:tab/>但是，这样的最终效果是得到了一个值为<text:span text:style-name="T63">3的x而不是无穷循环。实际上，def只不过一种</text:span><text:a xlink:type="simple" xlink:href="https://en.wikipedia.org/wiki/Immediately-invoked_function_expression"><text:span text:style-name="T63">IIFE</text:span></text:a><text:span text:style-name="T63">风格的“语法糖”。以上的def块会被翻译为：</text:span></text:p>
      <text:p text:style-name="P15"><text:tab/><text:span text:style-name="T63">((\x ((\x ((\x …) (+ 1 x))) (+ 1 x))) 1)</text:span></text:p>
      <text:p text:style-name="P15"/>
      <text:p text:style-name="P14"><text:tab/>那么如何定义递归函数呢<text:span text:style-name="T21">？我们只需要一个把函数应用到自身上就行了：</text:span></text:p>
      <text:p text:style-name="P14"><text:tab/><text:span text:style-name="T22">((\f (f f)) (\x (+ 1 (x x))))</text:span></text:p>
      <text:p text:style-name="P14"><text:tab/>这个得到了一个<text:span text:style-name="T22">(+ 1 (+ 1 (+ 1 ...)))的无穷的表达式（死循环）。</text:span></text:p>
      <text:p text:style-name="P14"><text:tab/>有一个更优雅的方式是使用<text:span text:style-name="T23">Y组合子：</text:span></text:p>
      <text:p text:style-name="P17"><text:tab/>(def recur (\f ((\x (f (x x))) (\x (f (x x))))))</text:p>
      <text:p text:style-name="P18"><text:tab/>这样我们刚才写的无穷<text:span text:style-name="T54">+1</text:span>函数就可以写成(recur (\<text:span text:style-name="T64">x</text:span> (+ 1 <text:span text:style-name="T64">x</text:span>)))或者(recur (+ 1)).</text:p>
      <text:p text:style-name="P19"><text:tab/></text:p>
      <text:p text:style-name="P32"><text:tab/>let可以用来在一个模块内定义只在模块内可见的符号：</text:p>
      <text:p text:style-name="P17"><text:tab/><text:span text:style-name="T24">(let local_method body)</text:span></text:p>
      <text:p text:style-name="P17"><text:tab/>同时<text:span text:style-name="T24">，let也是一个表达式：</text:span></text:p>
      <text:p text:style-name="P17"><text:tab/><text:span text:style-name="T24">(let</text:span></text:p>
      <text:p text:style-name="P17"><text:tab/><text:tab/><text:span text:style-name="T24">(a body_a)</text:span></text:p>
      <text:p text:style-name="P17"><text:tab/><text:tab/><text:span text:style-name="T24">(b body_b)</text:span></text:p>
      <text:p text:style-name="P17"><text:tab/><text:tab/><text:span text:style-name="T24">c</text:span></text:p>
      <text:p text:style-name="P17"><text:tab/><text:span text:style-name="T24">)</text:span></text:p>
      <text:p text:style-name="P17"><text:tab/>等价于<text:span text:style-name="T24">((\a ((\b c) body_b)) body_a)</text:span></text:p>
      <text:p text:style-name="P17"/>
      <text:p text:style-name="P3">IO操作</text:p>
      <text:p text:style-name="P20"/>
      <text:p text:style-name="P20"><text:tab/>在纯函数式语言中进行IO是一个挑战。在U.hs中，所有的IO都是通过回调函数实现的。例如<text:span text:style-name="T25">，可以使用putChar输出一个字符：</text:span></text:p>
      <text:p text:style-name="P20"><text:tab/><text:span text:style-name="T25">(putChar 'a' callback)</text:span></text:p>
      <text:p text:style-name="P20"><text:tab/>其中<text:span text:style-name="T25">，callback是一个函数。putChar 'a'的结果（0表示成功，其他表示失败）会传给callback并继续运行。下面是把输入的一个字符送到输出并退出的程序：</text:span></text:p>
      <text:p text:style-name="P20"><text:tab/><text:span text:style-name="T25">(getChar (\a (putChar a (\_ (exit 0)))))</text:span></text:p>
      <text:p text:style-name="P28"><text:tab/><text:span text:style-name="T25">exit使程序的运行结束，所以不需要回调函数。</text:span></text:p>
      <text:p text:style-name="P28"/>
      <text:p text:style-name="P29"><text:tab/>一种理解“回调”的方法是，把<text:span text:style-name="T75">(getChar c)想象成某种特殊的（无副作用的）值。这样，我们的整个程序就是一个由getChar、putChar等等串起来的“值”。之后，“运行环境”把这个值一层一层的拆开，将其中蕴含的副作用依次执行，直到得到(exit ?)为止。其实，Haskell中我们也可以这样写程序：</text:span></text:p>
      <text:p text:style-name="P34"><text:tab/><text:span text:style-name="T76">(getLine &gt;&gt;=) <text:s/>(\line -&gt;<text:tab/>(putStrLn &gt;&gt;=) <text:s/>(\_ -&gt; return () ))</text:span></text:p>
      <text:p text:style-name="P35"><text:tab/>这样，也可以把它想象成是某种“回调”。</text:p>
      <text:p text:style-name="P28"/>
      <text:p text:style-name="P37"><text:tab/>为了让这种级联的回调更好写，U.hs中有一个run结构。上面的程序可以写作：</text:p>
      <text:p text:style-name="P20"><text:tab/><text:span text:style-name="T26">(run</text:span></text:p>
      <text:p text:style-name="P20"><text:tab/><text:tab/><text:span text:style-name="T26">(a getChar)</text:span></text:p>
      <text:p text:style-name="P20"><text:tab/><text:tab/><text:span text:style-name="T26">(_ (putChar a))</text:span></text:p>
      <text:p text:style-name="P20"><text:tab/><text:tab/><text:span text:style-name="T26">(exit 0)</text:span></text:p>
      <text:p text:style-name="P20"><text:tab/><text:span text:style-name="T26">)</text:span></text:p>
      <text:p text:style-name="P20"><text:tab/>最后一个表达式之前的都是<text:span text:style-name="T45">“绑定”语句。(name body) ...会变成(body (\name ...))</text:span></text:p>
      <text:p text:style-name="P20"><text:tab/><text:span text:style-name="T27">do是和run类似的结构。(do ...)被定义为(\return (run ...))。例如，下面是如何读入两个字符：</text:span></text:p>
      <text:p text:style-name="P20"><text:tab/><text:span text:style-name="T27">(def readTwo (do</text:span></text:p>
      <text:p text:style-name="P20"><text:tab/><text:tab/><text:span text:style-name="T27">(a getChar)</text:span></text:p>
      <text:p text:style-name="P20"><text:soft-page-break/><text:tab/><text:tab/><text:span text:style-name="T27">(b getChar)</text:span></text:p>
      <text:p text:style-name="P20"><text:tab/><text:tab/><text:span text:style-name="T42">(let c (pair a b))</text:span></text:p>
      <text:p text:style-name="P20"><text:tab/><text:tab/><text:span text:style-name="T27">(return c)</text:span></text:p>
      <text:p text:style-name="P20"><text:tab/><text:span text:style-name="T27">))</text:span></text:p>
      <text:p text:style-name="P22"><text:tab/>上述程序中<text:span text:style-name="T65">，let用于在一个do/run块中绑定一个符号。pair被定义为(\a b f (f a b))。</text:span></text:p>
      <text:p text:style-name="P38"><text:tab/>灵活使用run/do语法可以极大的方便程序的写作。例如，可以用下面的方法读两个字符然后返回第二个：</text:p>
      <text:p text:style-name="P20"><text:tab/><text:span text:style-name="T42">(do</text:span></text:p>
      <text:p text:style-name="P20"><text:tab/><text:tab/><text:span text:style-name="T42">(a b readTwo)</text:span></text:p>
      <text:p text:style-name="P20"><text:tab/><text:tab/><text:span text:style-name="T42">(return b)</text:span></text:p>
      <text:p text:style-name="P20"><text:tab/><text:span text:style-name="T42">)</text:span></text:p>
      <text:p text:style-name="P20"><text:tab/><text:span text:style-name="T42">(a b readTwo)会被翻译成(readTwo (\a b …))</text:span></text:p>
      <text:p text:style-name="P20"><text:tab/>甚至，可以使用空的绑定列表：</text:p>
      <text:p text:style-name="P20"><text:tab/><text:span text:style-name="T42">(do</text:span></text:p>
      <text:p text:style-name="P20"><text:tab/><text:tab/><text:span text:style-name="T42">(readTwo)</text:span></text:p>
      <text:p text:style-name="P20"><text:tab/><text:tab/><text:span text:style-name="T42">(K)</text:span></text:p>
      <text:p text:style-name="P20"><text:tab/><text:tab/><text:span text:style-name="T42">return</text:span></text:p>
      <text:p text:style-name="P20"><text:tab/><text:span text:style-name="T42">)</text:span></text:p>
      <text:p text:style-name="P20"><text:tab/>这个就等价于<text:span text:style-name="T66">(\return (readTwo (K return))))。</text:span>你可以验证一下<text:span text:style-name="T42">，K（即(\a b a)）会“吃掉”readTwo回来的第一个参数。第二个参数被return“吃掉”，即，被作为返回值。熟悉函数式编程的人可以看出，可以用函数复合运算符“.”进一步化简上式：</text:span></text:p>
      <text:p text:style-name="P20"><text:tab/><text:span text:style-name="T43">(. readTwo K)</text:span></text:p>
      <text:p text:style-name="P20"><text:tab/>当然<text:span text:style-name="T44">，过分的使用这种“简结”的写法会显著降低程序的可读性。</text:span></text:p>
      <text:p text:style-name="P20"/>
      <text:p text:style-name="P20"><text:tab/>除了<text:span text:style-name="T28">getChar、putChar，U.hs中还有如下内置的IO函数：</text:span></text:p>
      <text:p text:style-name="P20"><text:tab/><text:span text:style-name="T28">open filename mode callback</text:span></text:p>
      <text:p text:style-name="P20"><text:tab/><text:tab/><text:span text:style-name="T28">filename是文件名。mode是ReadMode、WriteMode、AppendMode、ReadWriteMode之一. 这个操作到一个文件句柄并传给callback.</text:span></text:p>
      <text:p text:style-name="P20"><text:tab/><text:span text:style-name="T29">getCharF handle callback</text:span></text:p>
      <text:p text:style-name="P20"><text:tab/><text:tab/>从句柄<text:span text:style-name="T29">handle指向的文件读入一个字符，并把结果传给callback. 如果遇到EOF，那么得到-1. getChar就是(getCharF stdin)</text:span></text:p>
      <text:p text:style-name="P20"><text:tab/><text:span text:style-name="T29">putCharF handle char callback</text:span></text:p>
      <text:p text:style-name="P20"><text:tab/><text:tab/>输出一个字符<text:span text:style-name="T29">。返回0或者错误码。</text:span></text:p>
      <text:p text:style-name="P20"><text:tab/><text:span text:style-name="T29">peekCharF handle callback</text:span></text:p>
      <text:p text:style-name="P20"><text:tab/><text:tab/>非获取性的读入<text:span text:style-name="T29">（读入但在缓存中保持这个字符）一个字符。-1表示EOF.</text:span></text:p>
      <text:p text:style-name="P20"><text:tab/><text:span text:style-name="T29">getArg callback</text:span></text:p>
      <text:p text:style-name="P20"><text:tab/><text:tab/>从命令行参数<text:span text:style-name="T55">（可以把它想象成一个特殊的文件）读入</text:span>一个字符<text:span text:style-name="T29">。如果已经没有更多字符，返回-1.</text:span></text:p>
      <text:p text:style-name="P20"><text:tab/><text:span text:style-name="T29">close handle callback</text:span></text:p>
      <text:p text:style-name="P20"><text:tab/><text:tab/>关闭文件<text:span text:style-name="T29">。返回0或者错误码（如果handle不合法的话）。</text:span></text:p>
      <text:p text:style-name="P20"><text:tab/><text:span text:style-name="T30">system cmdline callback</text:span></text:p>
      <text:p text:style-name="P20"><text:tab/><text:tab/>新建一个<text:span text:style-name="T30">shell，运行cmdline. 退出值返回给callback.</text:span></text:p>
      <text:p text:style-name="P20"><text:tab/>原则上<text:span text:style-name="T31">，以上IO函数使得U.hs成为一个有可能自举的语言。当然，进行自举需要相当大的工作量。</text:span></text:p>
      <text:p text:style-name="P20"/>
      <text:p text:style-name="P9">基本数据类型</text:p>
      <text:p text:style-name="P20"/>
      <text:p text:style-name="P20"><text:tab/>每个文件都隐式的导入了<text:span text:style-name="T32">prelude.u. prelude中包含了各种常用的数据结构的定义。</text:span></text:p>
      <text:p text:style-name="P20"><text:tab/>例如<text:span text:style-name="T33">，之前举过的布尔型的例子：</text:span></text:p>
      <text:p text:style-name="P20"><text:tab/><text:span text:style-name="T33">(def if id)</text:span></text:p>
      <text:p text:style-name="P20"><text:tab/><text:span text:style-name="T33">(def True (\a b a))</text:span></text:p>
      <text:p text:style-name="P20"><text:tab/><text:span text:style-name="T33">(def False (\a b b))</text:span></text:p>
      <text:p text:style-name="P20"><text:tab/>于是，可以像其他语言一样写<text:span text:style-name="T33">if then else表达式：</text:span></text:p>
      <text:p text:style-name="P20"><text:tab/><text:span text:style-name="T33">(if condition</text:span></text:p>
      <text:p text:style-name="P20"><text:tab/><text:tab/><text:span text:style-name="T33">true_block</text:span></text:p>
      <text:p text:style-name="P20"><text:tab/><text:tab/><text:span text:style-name="T33">false_block</text:span></text:p>
      <text:p text:style-name="P20"><text:tab/><text:span text:style-name="T33">)</text:span></text:p>
      <text:p text:style-name="P20"><text:tab/>更加具有<text:span text:style-name="T47">U.hs风格的写法是把if省去：</text:span></text:p>
      <text:p text:style-name="P20"><text:tab/><text:span text:style-name="T47">(condition true_block</text:span></text:p>
      <text:p text:style-name="P20"><text:soft-page-break/><text:tab/><text:tab/><text:span text:style-name="T47">false_block</text:span></text:p>
      <text:p text:style-name="P20"><text:tab/><text:span text:style-name="T47">)</text:span></text:p>
      <text:p text:style-name="P20"><text:tab/><text:span text:style-name="T48">run和布尔值是好朋友。你可以验证一下，下面的函数真的干了你认为它应该干的事情：</text:span></text:p>
      <text:p text:style-name="P20"><text:tab/><text:span text:style-name="T48">(run</text:span></text:p>
      <text:p text:style-name="P20"><text:tab/><text:tab/><text:span text:style-name="T48">( ((&gt; a 10) “too large”))</text:span></text:p>
      <text:p text:style-name="P20"><text:tab/><text:tab/><text:span text:style-name="T48">( ((&lt; a 5) “too small”))</text:span></text:p>
      <text:p text:style-name="P20"><text:tab/><text:tab/>“<text:span text:style-name="T48">good value”</text:span></text:p>
      <text:p text:style-name="P20"><text:tab/><text:span text:style-name="T48">)</text:span></text:p>
      <text:p text:style-name="P20"/>
      <text:p text:style-name="P20"><text:tab/>布尔之外<text:span text:style-name="T33">，最常用的就是list了。一个list定义为：</text:span></text:p>
      <text:p text:style-name="P20"><text:tab/><text:span text:style-name="T33">(def empty (\a b a))</text:span></text:p>
      <text:p text:style-name="P20"><text:tab/><text:span text:style-name="T33">(def cons (\head tail (\a b (b head tail))))</text:span></text:p>
      <text:p text:style-name="P23"><text:tab/>对于一个<text:span text:style-name="T34">list，你可以用（并且只能用）类似pattern matching方式来访问它：</text:span></text:p>
      <text:p text:style-name="P23"><text:tab/><text:span text:style-name="T34">(L null_value (\head tail non_null_value))</text:span></text:p>
      <text:p text:style-name="P23"><text:tab/>当列表<text:span text:style-name="T46">L</text:span>是空的时候<text:span text:style-name="T34">，得到null_value. 否则，针对head和tail对得到non_null_value</text:span></text:p>
      <text:p text:style-name="P20"><text:tab/>注意，<text:span text:style-name="T33">empty和True是一模一样的。你可以大胆的混用它们。类型系统的缺乏（万物皆函数）使得U.hs事实上成为了一门弱类型的语言。如果你错误的混用了数据类型（例如把False当作了一个list），除非涉及到内置的数值或函数（把数值作用到另一个数值上会产生一个异常），通常并不会导致立即报错。这也使得U.hs的程序调试起来很需要想象力。</text:span></text:p>
      <text:p text:style-name="P20"><text:tab/><text:span text:style-name="T35">cons把一个元素和一段列表连接起来（放到头部）. 可以用list“语法糖”简化列表的构造：(list a b c)等价于(cons a (cons b (cons c empty))</text:span></text:p>
      <text:p text:style-name="P20"><text:tab/>字符串被实现为<text:span text:style-name="T36">int的列表。</text:span><text:span text:style-name="T37">“</text:span><text:span text:style-name="T36">abc”等价于(list 'a' 'b' 'c')或(list 97 98 99). 如果想在整型与浮点型之间互转，可以使用toInt和toFloat. 整型、浮点型和字符串之间的转化由str.u中的atoi/itoa/ftoa/atof实现。</text:span></text:p>
      <text:p text:style-name="P20"><text:tab/><text:span text:style-name="T67">run和list也是好朋友。下面的程序演示了如何得到字符串的头几个元素：</text:span></text:p>
      <text:p text:style-name="P20"><text:tab/><text:span text:style-name="T67">(run</text:span></text:p>
      <text:p text:style-name="P20"><text:tab/><text:tab/><text:span text:style-name="T67">(line readLine)</text:span></text:p>
      <text:p text:style-name="P20"><text:tab/><text:tab/><text:span text:style-name="T67">(let onerror (exit 1))</text:span></text:p>
      <text:p text:style-name="P20"><text:tab/><text:tab/><text:span text:style-name="T67">(a (line onerror))</text:span></text:p>
      <text:p text:style-name="P20"><text:tab/><text:tab/><text:span text:style-name="T67">(b (^2 onerror))</text:span></text:p>
      <text:p text:style-name="P20"><text:tab/><text:tab/><text:span text:style-name="T67">(c (^2 onerror))</text:span></text:p>
      <text:p text:style-name="P25"><text:tab/><text:tab/><text:span text:style-name="T67">(d _ (^2 onerror))</text:span></text:p>
      <text:p text:style-name="P25"><text:tab/><text:tab/><text:span text:style-name="T67">(_ (putStrLn (list a b c d)))</text:span></text:p>
      <text:p text:style-name="P25"><text:tab/><text:tab/><text:span text:style-name="T67">(exit 0)</text:span></text:p>
      <text:p text:style-name="P25"><text:tab/><text:span text:style-name="T67">)</text:span></text:p>
      <text:p text:style-name="P27"><text:tab/>其中<text:span text:style-name="T71">，^2的定义是(\x y f (f x y)). 它负责“吃掉”上一个语句未接受的一个参数，之后处理错误、把值喂给后面的函数。</text:span></text:p>
      <text:p text:style-name="P25"><text:tab/>当你确信列表的长度是多少的时候<text:span text:style-name="T68">，可以使用“解构符”来进行列表的拆分：</text:span></text:p>
      <text:p text:style-name="P25"><text:tab/><text:span text:style-name="T68">(run</text:span></text:p>
      <text:p text:style-name="P25"><text:tab/><text:tab/><text:span text:style-name="T68">(a b c (^list “abc”))</text:span></text:p>
      <text:p text:style-name="P25"><text:tab/><text:tab/>…</text:p>
      <text:p text:style-name="P25"><text:tab/><text:span text:style-name="T68">)</text:span></text:p>
      <text:p text:style-name="P26"><text:tab/>其中<text:span text:style-name="T70">，解构符被定义为(def ^list (flip (foldl id))). flip的定义是(def flip (\f x y (f y x))); 有兴趣的读者可以研究一下这样写为什么是对的。</text:span></text:p>
      <text:p text:style-name="P21"><text:tab/></text:p>
      <text:p text:style-name="P21"><text:tab/>另外一些有用的数据类型包括<text:span text:style-name="T38">：</text:span></text:p>
      <text:p text:style-name="P21"><text:tab/><text:span text:style-name="T49">(def pair (\a b f (f a b)))</text:span></text:p>
      <text:p text:style-name="P21"><text:tab/>于是，<text:span text:style-name="T38">((pair a b) True) = a, ((pair a b) False) = b</text:span></text:p>
      <text:p text:style-name="P21"><text:tab/>另有<text:span text:style-name="T49">fst和snd两个函数用于访问pair</text:span></text:p>
      <text:p text:style-name="P21"><text:tab/><text:span text:style-name="T49">(def fst (feed True))</text:span></text:p>
      <text:p text:style-name="P21"><text:tab/><text:span text:style-name="T49">(def snd (feed False))</text:span></text:p>
      <text:p text:style-name="P21"><text:tab/>其中<text:span text:style-name="T72">，feed的定义是(\x f (f x))</text:span></text:p>
      <text:p text:style-name="P21"><text:tab/>更优雅的拆分<text:span text:style-name="T72">pair的方法依然是使用run语句：</text:span></text:p>
      <text:p text:style-name="P21"><text:tab/><text:span text:style-name="T72">(run</text:span></text:p>
      <text:p text:style-name="P21"><text:tab/><text:tab/><text:span text:style-name="T72">(a b (pair 1 2)) <text:s text:c="2"/>; <text:s/>a becomes 1, b becomes 2.</text:span></text:p>
      <text:p text:style-name="P21"><text:tab/><text:tab/>…</text:p>
      <text:p text:style-name="P21"><text:tab/><text:span text:style-name="T72">)</text:span></text:p>
      <text:p text:style-name="P21"><text:tab/>同样的<text:span text:style-name="T73">，还可以定义三元组(\a b c (f a b c))、四元组(\a b c d (f a b c d))等等。prelude.u中提供了^2、^3、^4等几个符号来帮助你定义元组。</text:span></text:p>
      <text:p text:style-name="P21"><text:soft-page-break/></text:p>
      <text:p text:style-name="P21"><text:tab/>还有一个用来处理<text:span text:style-name="T50">“可能不存在值”的类型Maybe:</text:span></text:p>
      <text:p text:style-name="P21"><text:tab/><text:span text:style-name="T50">(def nothing True)</text:span></text:p>
      <text:p text:style-name="P21"><text:tab/><text:span text:style-name="T50">(def just (\x (\a b (b x))))</text:span></text:p>
      <text:p text:style-name="Standard"><text:span text:style-name="T9"><text:tab/>对于一个类型的值</text:span><text:span text:style-name="T10">m，你可以用(m nothing_value (\x something_value))来访问它。</text:span></text:p>
      <text:p text:style-name="Standard"><text:span text:style-name="T10"><text:tab/></text:span><text:span text:style-name="T11">Maybe在run语句中的作用类似于“异常处理”</text:span></text:p>
      <text:p text:style-name="P33"><text:tab/>(run</text:p>
      <text:p text:style-name="Standard"><text:span text:style-name="T11"><text:tab/><text:tab/>(</text:span><text:span text:style-name="T12">let </text:span><text:span text:style-name="T11">m some_maybe_value)</text:span></text:p>
      <text:p text:style-name="P33"><text:tab/><text:tab/>(x (m failure_case))</text:p>
      <text:p text:style-name="P33"><text:tab/><text:tab/>(some_operation x)</text:p>
      <text:p text:style-name="P33"><text:tab/>)</text:p>
      <text:p text:style-name="P33"><text:tab/></text:p>
      <text:p text:style-name="P33"><text:tab/><text:span text:style-name="T77">U.hs中使用run语句完成了回调级联、元组解析、guard等一系列功能。那么，什么是U.hs中的monad呢？</text:span></text:p>
      <text:p text:style-name="P33"><text:tab/>例如<text:span text:style-name="T78">，假设我们想实现Haskell中的List monad.</text:span></text:p>
      <text:p text:style-name="P33"><text:tab/><text:span text:style-name="T78">do</text:span></text:p>
      <text:p text:style-name="P33"><text:tab/><text:tab/><text:span text:style-name="T78">x &lt;- [1,2,3] </text:span></text:p>
      <text:p text:style-name="P33"><text:tab/><text:tab/><text:span text:style-name="T78">y &lt;- [x,negate x]</text:span></text:p>
      <text:p text:style-name="P33"><text:tab/><text:tab/><text:span text:style-name="T78">return y</text:span></text:p>
      <text:p text:style-name="P33"><text:tab/>由于<text:span text:style-name="T78">U.hs中没有函数重载，所以我们需要定义</text:span></text:p>
      <text:p text:style-name="P33"><text:tab/><text:span text:style-name="T78">(def returnList (\x (list x)))</text:span></text:p>
      <text:p text:style-name="P33"><text:tab/><text:span text:style-name="T78">(def bindList (\x f (concat (map f x))))</text:span></text:p>
      <text:p text:style-name="P33"><text:tab/>然后程序就可以写成</text:p>
      <text:p text:style-name="P33"><text:tab/><text:span text:style-name="T78">(run</text:span></text:p>
      <text:p text:style-name="P33"><text:tab/><text:tab/><text:span text:style-name="T78">(x (bindList (list 1 2 3)))</text:span></text:p>
      <text:p text:style-name="P33"><text:tab/><text:tab/><text:span text:style-name="T78">(y (bindList (list x (neg x))))</text:span></text:p>
      <text:p text:style-name="P33"><text:tab/><text:tab/><text:span text:style-name="T78">(returnList y)</text:span></text:p>
      <text:p text:style-name="P33"><text:tab/><text:span text:style-name="T78">)</text:span></text:p>
      <text:p text:style-name="P40"><text:tab/>函数重载的缺乏使得每个<text:span text:style-name="T79">bind和return都必需指定类型。U.hs中进行“重载”的方式是使用高阶函数。例如，一个广义的sum：</text:span></text:p>
      <text:p text:style-name="P40"><text:tab/><text:span text:style-name="T79">(def sumT (\add zero l (foldr add zero l))))</text:span></text:p>
      <text:p text:style-name="P33"><text:tab/>针对<text:span text:style-name="T81">list monad的例子，</text:span>可能下面的语法变换之后的样子更接近<text:span text:style-name="T80">Haskell一点：</text:span></text:p>
      <text:p text:style-name="P33"><text:tab/><text:span text:style-name="T80">(def runList (^2 bindList returnList))</text:span></text:p>
      <text:p text:style-name="P33"><text:tab/><text:span text:style-name="T80">(runList (\&lt;- (do</text:span></text:p>
      <text:p text:style-name="P33"><text:tab/><text:tab/><text:span text:style-name="T80">(x (&lt;- (list 1 2 3)))</text:span></text:p>
      <text:p text:style-name="P33"><text:tab/><text:tab/><text:span text:style-name="T80">(y (&lt;- (list x (neg x)))</text:span></text:p>
      <text:p text:style-name="P33"><text:tab/><text:tab/><text:span text:style-name="T80">(return y)</text:span></text:p>
      <text:p text:style-name="P33"><text:tab/><text:span text:style-name="T80">)))</text:span></text:p>
      <text:p text:style-name="P21"/>
      <text:p text:style-name="P10">标准库<text:span text:style-name="T39">、示例程序</text:span></text:p>
      <text:p text:style-name="P21"/>
      <text:p text:style-name="P21"><text:tab/>随源码附带了几个例子与模块<text:span text:style-name="T39">。包括：</text:span></text:p>
      <text:p text:style-name="P24"><text:tab/><text:span text:style-name="T51">prelude.u：会被所有文件默认导入的库. 包含了基本定义（S、K、id、if等）、列表操作（cons、map、foldr及其他）、函数式操作（feed，.，recur等）与另外一些常用的符号。</text:span></text:p>
      <text:p text:style-name="P24"><text:tab/><text:span text:style-name="T39">str.u : 字符串处理（atoi，itoa，splitStr等）</text:span></text:p>
      <text:p text:style-name="P21"><text:tab/><text:span text:style-name="T39">io.u : <text:s/>基本的输入、输出（readLine，putStrLn等）</text:span></text:p>
      <text:p text:style-name="P21"><text:tab/><text:span text:style-name="T40">algorithm.u <text:s/>: <text:s/>sort等</text:span></text:p>
      <text:p text:style-name="P21"><text:tab/>有几个测试用的例子：</text:p>
      <text:p text:style-name="P21"><text:tab/><text:span text:style-name="T41">sorttest.u把stdin读入的行按字典序排序之后输出</text:span></text:p>
      <text:p text:style-name="P21"><text:tab/><text:span text:style-name="T52">matmul.u进行矩阵乘法。第一行读入三个数n，k，m，表示矩阵的大小。后面跟一个n行k列的矩阵和一个k行m列的矩阵。输出它们的积（一个n行m列的矩阵）。</text:span></text:p>
      <text:p text:style-name="P21"/>
      <text:p text:style-name="P10">关于实现</text:p>
      <text:p text:style-name="P21"/>
      <text:p text:style-name="P21"><text:tab/>源码中给出的是<text:span text:style-name="T56">U.hs的解释与编译的一个haskell实现。U.hs运行在一个“Lambda表达式虚拟机”上。虚拟机提供的操作包括：</text:span></text:p>
      <text:p text:style-name="P21"><text:tab/><text:span text:style-name="T57">Abs：进行函数的abstraction</text:span></text:p>
      <text:p text:style-name="P21"><text:tab/><text:span text:style-name="T57">Ref：引用一个free variable</text:span></text:p>
      <text:p text:style-name="P21"><text:soft-page-break/><text:tab/><text:span text:style-name="T57">Apply：将一个函数作用到参数上</text:span></text:p>
      <text:p text:style-name="P21"><text:tab/>另外还有创建各种数值以及内置函数等<text:span text:style-name="T57">。</text:span></text:p>
      <text:p text:style-name="P21"><text:tab/><text:span text:style-name="T56">ULambdaExpression定义了Lambda表达式的类型LExpr。</text:span></text:p>
      <text:p text:style-name="P21"><text:tab/><text:span text:style-name="T56">UParse负责把.u源码去掉所有的“语法糖”转换为LExpr.</text:span></text:p>
      <text:p text:style-name="P21"><text:tab/><text:span text:style-name="T56">UModuleLoader负责处理import和def的逻辑。</text:span></text:p>
      <text:p text:style-name="P21"><text:tab/><text:span text:style-name="T57">URuntime和UEnvironment分别实现运行LExpr的虚拟机和负责提供与“真实世界”交互的“环境”。</text:span></text:p>
      <text:p text:style-name="P21"><text:tab/><text:span text:style-name="T58">U</text:span><text:span text:style-name="T59">Interpret实现repl与解释执行的功能。</text:span></text:p>
      <text:p text:style-name="P36"><text:tab/>UCompile负责把LExpr翻译为llvm-IR表示的虚拟机代码，之后和native的虚拟机实现（simpleruntime.ll）一起通过汇编器变成可执行文件。</text:p>
      <text:p text:style-name="P21"><text:span text:style-name="T59"><text:tab/>项目中</text:span><text:span text:style-name="T60">，haskell与c代码分别1400行左右，U.hs代码300行左右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00:15:18.437986324</meta:creation-date>
    <dc:date>2017-01-13T01:34:17.343873208</dc:date>
    <meta:editing-duration>PT8H22M54S</meta:editing-duration>
    <meta:editing-cycles>176</meta:editing-cycles>
    <meta:generator>LibreOffice/4.2.8.2$Linux_X86_64 LibreOffice_project/420m0$Build-2</meta:generator>
    <meta:document-statistic meta:table-count="0" meta:image-count="0" meta:object-count="0" meta:page-count="6" meta:paragraph-count="237" meta:word-count="3906" meta:character-count="7330" meta:non-whitespace-character-count="6566"/>
  </office:meta>
</office:document-meta>
</file>